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var font-family-monospace" svg:font-family="'var font-family-monospace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style:font-name="var font-family-monospace" fo:font-style="normal" fo:font-weight="normal" loext:padding="0cm" loext:border="none"/>
    </style:style>
    <style:style style:name="T6" style:family="text">
      <style:text-properties fo:font-variant="normal" fo:text-transform="none" fo:color="#c586c0" loext:opacity="100%" style:text-line-through-style="none" style:text-line-through-type="none" style:font-name="Roboto" fo:font-size="12pt" fo:letter-spacing="normal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4ec9b0" loext:opacity="100%" style:text-line-through-style="none" style:text-line-through-type="none" style:font-name="Roboto" fo:font-size="12pt" fo:letter-spacing="normal" fo:font-style="normal" style:text-underline-style="none" style:text-blinking="false" fo:background-color="#ffffff" loext:char-shading-value="0"/>
    </style:style>
    <style:style style:name="T8" style:family="text">
      <style:text-properties fo:color="#c586c0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Done! Congratulations on your new bot. You will find it at </text:span><text:a xlink:type="simple" xlink:href="http://t.me/DrinkWBot" office:target-frame-name="_blank" xlink:show="new" text:style-name="Internet_20_link" text:visited-style-name="Visited_20_Internet_20_Link"><text:span text:style-name="T3">t.me/DrinkWBot</text:span></text:a><text:span text:style-name="T1">. You can now add a description, about section and profile picture for your bot, see </text:span><text:span text:style-name="T3">/help</text:span><text:span text:style-name="T2"> </text:span><text:span text:style-name="T1">for a list of commands. By the way, when you've finished creating your cool bot, ping our Bot Support if you want a better username for it. Just make sure the bot is fully operational before you do this.</text:span><text:line-break/><text:line-break/><text:span text:style-name="T1">Use this token to access the HTTP API:</text:span><text:line-break/><text:span text:style-name="Source_20_Text"><text:span text:style-name="T5">6484784228:AAH2RjSqSVWqzun969pmUM9WLDL70gVi9_4</text:span></text:span><text:line-break/><text:span text:style-name="T1">Keep your token </text:span><text:span text:style-name="Strong_20_Emphasis"><text:span text:style-name="T1">secure</text:span></text:span><text:span text:style-name="T2"> </text:span><text:span text:style-name="T1">and </text:span><text:span text:style-name="Strong_20_Emphasis"><text:span text:style-name="T1">store it safely</text:span></text:span><text:span text:style-name="T1">, it can be used by anyone to control your bot.</text:span><text:line-break/><text:line-break/><text:span text:style-name="T1">For a description of the Bot API, see this page: </text:span><text:a xlink:type="simple" xlink:href="https://core.telegram.org/bots/api" text:style-name="Internet_20_link" text:visited-style-name="Visited_20_Internet_20_Link"><text:span text:style-name="T3">https://core.telegram.org/bots/api</text:span></text:a></text:p>
      <text:p text:style-name="P5"/>
      <text:p text:style-name="P5"/>
      <text:p text:style-name="P5"/>
      <text:p text:style-name="P3"><text:span text:style-name="T6">import</text:span><text:span text:style-name="T4"> </text:span><text:span text:style-name="T7">time</text:span></text:p>
      <text:p text:style-name="P2"><text:span text:style-name="T8">import</text:span> <text:span text:style-name="T9">logging</text:span></text:p>
      <text:p text:style-name="P2"><text:span text:style-name="T8">import</text:span> <text:span text:style-name="T9">aiogram</text:span></text:p>
      <text:p text:style-name="P2"><text:span text:style-name="T8">from</text:span> aiogram <text:span text:style-name="T8">import</text:span> Bot,Dispatcher,executor,types</text:p>
      <text:p text:style-name="P4"/>
      <text:p text:style-name="P2"><text:span text:style-name="T10">TOKEN</text:span> <text:span text:style-name="T11">=</text:span> <text:span text:style-name="T12">"6484784228:AAH2RjSqSVWqzun969pmUM9WLDL70gVi9_4"</text:span></text:p>
      <text:p text:style-name="P2"><text:span text:style-name="T10">MSG</text:span> <text:span text:style-name="T11">=</text:span> <text:span text:style-name="T12">"Программировал ли ты сегодня, </text:span><text:span text:style-name="T13">{}</text:span><text:span text:style-name="T12">?"</text:span></text:p>
      <text:p text:style-name="P2"><text:span text:style-name="T14">bot</text:span> <text:span text:style-name="T11">=</text:span> Bot(<text:span text:style-name="T14">token</text:span><text:span text:style-name="T11">=</text:span><text:span text:style-name="T10">TOKEN</text:span>)</text:p>
      <text:p text:style-name="P2"><text:span text:style-name="T14">dp</text:span> <text:span text:style-name="T11">=</text:span> Dispatcher(<text:span text:style-name="T14">bot</text:span><text:span text:style-name="T11">=</text:span><text:span text:style-name="T14">bot</text:span>)</text:p>
      <text:p text:style-name="P4"/>
      <text:p text:style-name="P2"><text:span text:style-name="T15">@</text:span><text:span text:style-name="T14">dp</text:span><text:span text:style-name="T15">.message_handler</text:span>(<text:span text:style-name="T14">commands</text:span><text:span text:style-name="T11">=</text:span>[<text:span text:style-name="T12">'start'</text:span>])</text:p>
      <text:p text:style-name="P2"><text:span text:style-name="T13">async</text:span> <text:span text:style-name="T13">def</text:span> <text:span text:style-name="T15">start_handler</text:span>(<text:span text:style-name="T14">message</text:span> : types.Message):</text:p>
      <text:p text:style-name="P2"><text:span text:style-name="T14">user_ID</text:span> <text:span text:style-name="T11">=</text:span> <text:span text:style-name="T14">message</text:span>.from_user.id</text:p>
      <text:p text:style-name="P2"><text:span text:style-name="T14">user_fullname</text:span> <text:span text:style-name="T11">=</text:span> <text:span text:style-name="T14">message</text:span>.from_user.full_name</text:p>
      <text:p text:style-name="P2"><text:span text:style-name="T9">logging</text:span>.<text:span text:style-name="T14">INFO</text:span>(<text:span text:style-name="T13">f</text:span><text:span text:style-name="T12">'</text:span><text:span text:style-name="T13">{</text:span><text:span text:style-name="T14">user_ID</text:span><text:span text:style-name="T13">=}</text:span><text:span text:style-name="T12"> </text:span><text:span text:style-name="T13">{</text:span><text:span text:style-name="T14">user_fullname</text:span><text:span text:style-name="T13">=}</text:span><text:span text:style-name="T12"> </text:span><text:span text:style-name="T13">{</text:span><text:span text:style-name="T9">time</text:span>.<text:span text:style-name="T15">asctime</text:span>()<text:span text:style-name="T13">}</text:span><text:span text:style-name="T12">'</text:span>)</text:p>
      <text:p text:style-name="P4"/>
      <text:p text:style-name="P2"><text:span text:style-name="T8">await</text:span> <text:span text:style-name="T14">message</text:span>.reply(<text:span text:style-name="T13">f</text:span><text:span text:style-name="T12">'Приветствуем тебя, </text:span><text:span text:style-name="T13">{</text:span><text:span text:style-name="T14">user_fullname</text:span><text:span text:style-name="T13">}</text:span><text:span text:style-name="T12">!'</text:span>)</text:p>
      <text:p text:style-name="P4"/>
      <text:p text:style-name="P2"><text:span text:style-name="T8">for</text:span> <text:span text:style-name="T14">i</text:span> <text:span text:style-name="T8">in</text:span> <text:span text:style-name="T9">range</text:span>(<text:span text:style-name="T16">10</text:span>):</text:p>
      <text:p text:style-name="P2"><text:span text:style-name="T9">time</text:span>.<text:span text:style-name="T15">sleep</text:span>(<text:span text:style-name="T16">2</text:span>)</text:p>
      <text:p text:style-name="P2"><text:span text:style-name="T8">await</text:span> <text:span text:style-name="T14">bot</text:span>.send_message(<text:span text:style-name="T14">user_ID</text:span>, <text:span text:style-name="T10">MSG</text:span>.<text:span text:style-name="T15">format</text:span>{user_fullname})</text:p>
      <text:p text:style-name="P4"/>
      <text:p text:style-name="P2"><text:span text:style-name="T8">if</text:span> <text:span text:style-name="T14">__name__</text:span> <text:span text:style-name="T11">==</text:span> <text:span text:style-name="T12">'__main__'</text:span>:</text:p>
      <text:p text:style-name="P2">executor.start_polling(<text:span text:style-name="T14">dp</text:span>)</text:p>
      <text:p text:style-name="P5"/>
      <text:p text:style-name="P5"/>
      <text:p text:style-name="P5"><text:s/>translit_dict = {</text:p>
      <text:p text:style-name="P5"><text:s text:c="8"/>"А": "A",</text:p>
      <text:p text:style-name="P5"><text:s text:c="8"/>"Б": "B",</text:p>
      <text:p text:style-name="P5"><text:soft-page-break/><text:s text:c="8"/>"В": "V",</text:p>
      <text:p text:style-name="P5"><text:s text:c="8"/>"Г": "G",</text:p>
      <text:p text:style-name="P5"><text:s text:c="8"/>"Д": "D",</text:p>
      <text:p text:style-name="P5"><text:s text:c="8"/>"Е": "E",</text:p>
      <text:p text:style-name="P5"><text:s text:c="8"/>"Ё": "E",</text:p>
      <text:p text:style-name="P5"><text:s text:c="8"/>"Ж": "ZH",</text:p>
      <text:p text:style-name="P5"><text:s text:c="8"/>"З": "Z",</text:p>
      <text:p text:style-name="P5"><text:s text:c="8"/>"И": "I",</text:p>
      <text:p text:style-name="P5"><text:s text:c="8"/>"Й": "I",</text:p>
      <text:p text:style-name="P5"><text:s text:c="8"/>"К": "K",</text:p>
      <text:p text:style-name="P5"><text:s text:c="8"/>"Л": "L",</text:p>
      <text:p text:style-name="P5"><text:s text:c="8"/>"М": "M",</text:p>
      <text:p text:style-name="P5"><text:s text:c="8"/>"Н": "N",</text:p>
      <text:p text:style-name="P5"><text:s text:c="8"/>"О": "O",</text:p>
      <text:p text:style-name="P5"><text:s text:c="8"/>"П": "P",</text:p>
      <text:p text:style-name="P5"><text:s text:c="8"/>"Р": "R",</text:p>
      <text:p text:style-name="P5"><text:s text:c="8"/>"С": "S",</text:p>
      <text:p text:style-name="P5"><text:s text:c="8"/>"Т": "T",</text:p>
      <text:p text:style-name="P5"><text:s text:c="8"/>"У": "U",</text:p>
      <text:p text:style-name="P5"><text:s text:c="8"/>"Ф": "F",</text:p>
      <text:p text:style-name="P5"><text:s text:c="8"/>"Х": "KH",</text:p>
      <text:p text:style-name="P5"><text:s text:c="8"/>"Ц": "TS",</text:p>
      <text:p text:style-name="P5"><text:s text:c="8"/>"Ч": "CH",</text:p>
      <text:p text:style-name="P5"><text:s text:c="8"/>"Ш": "SH",</text:p>
      <text:p text:style-name="P5"><text:s text:c="8"/>"Щ": "SHCH",</text:p>
      <text:p text:style-name="P5"><text:s text:c="8"/>"Ы": "Y",</text:p>
      <text:p text:style-name="P5"><text:s text:c="8"/>"Ъ": "IE",</text:p>
      <text:p text:style-name="P5"><text:s text:c="8"/>"Э": "E",</text:p>
      <text:p text:style-name="P5"><text:s text:c="8"/>"Ю": "IU",</text:p>
      <text:p text:style-name="P5"><text:s text:c="8"/>"Я": "IA"</text:p>
      <text:p text:style-name="P5"><text:s text:c="4"/>}</text:p>
      <text:p text:style-name="P5"><text:s text:c="4"/>new_fio = ''</text:p>
      <text:p text:style-name="P5"><text:s text:c="4"/>for i in fio:</text:p>
      <text:p text:style-name="P5"><text:s text:c="8"/>if i.upper() in translit_dict:</text:p>
      <text:p text:style-name="P5"><text:s text:c="12"/>new_fio += translit_dict[i.upper()]</text:p>
      <text:p text:style-name="P5"><text:s text:c="8"/>else:</text:p>
      <text:p text:style-name="P5"><text:s text:c="12"/>new_fio += i</text:p>
      <text:p text:style-name="P5"><text:s text:c="4"/>new_fio = ' '.join([i.capitalize() for i in new_fio.split()])</text:p>
      <text:p text:style-name="P5"><text:s text:c="4"/>return new_f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9:49:48.332381730</meta:creation-date>
    <dc:date>2023-08-07T18:26:11.777616249</dc:date>
    <meta:editing-duration>PT6H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2" meta:word-count="259" meta:character-count="2099" meta:non-whitespace-character-count="1582"/>
  </office:meta>
</office:document-meta>
</file>